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7000000EC28D2A419A6ED9EBA.png" manifest:media-type="image/png"/>
  <manifest:file-entry manifest:full-path="Pictures/10000201000004B000000221DDFE885FE506A7DA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2F200000234AE2912E36DD251BE.png" manifest:media-type="image/png"/>
  <manifest:file-entry manifest:full-path="Pictures/10000201000003CE000001FEF4D20556CF33A543.png" manifest:media-type="image/png"/>
  <manifest:file-entry manifest:full-path="Pictures/10000201000004E3000001489D55B064008706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ime Spent Report</text:p>
          </draw:text-box>
        </draw:frame>
        <draw:frame draw:style-name="gr1" draw:text-style-name="P1" draw:layer="layout" svg:width="24.044cm" svg:height="10.919cm" svg:x="1.556cm" svg:y="3.881cm">
          <draw:image xlink:href="Pictures/10000201000004B000000221DDFE885FE506A7DA.png" xlink:type="simple" xlink:show="embed" xlink:actuate="onLoad">
            <text:p/>
          </draw:image>
        </draw:frame>
        <draw:frame draw:style-name="gr2" draw:text-style-name="P2" draw:layer="layout" svg:width="5.713cm" svg:height="1.673cm" svg:x="21.6cm" svg:y="1.4cm">
          <draw:text-box>
            <text:p>Total: 210 h.</text:p>
            <text:p>No-printing: 162 h.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ira Report</text:p>
          </draw:text-box>
        </draw:frame>
        <draw:frame draw:style-name="gr1" draw:text-style-name="P1" draw:layer="layout" svg:width="13.6cm" svg:height="10.173cm" svg:x="0cm" svg:y="3.8cm">
          <draw:image xlink:href="Pictures/10000201000002F200000234AE2912E36DD251BE.png" xlink:type="simple" xlink:show="embed" xlink:actuate="onLoad">
            <text:p/>
          </draw:image>
        </draw:frame>
        <draw:frame draw:style-name="gr1" draw:text-style-name="P1" draw:layer="layout" svg:width="18.929cm" svg:height="9.911cm" svg:x="14.4cm" svg:y="4.489cm">
          <draw:image xlink:href="Pictures/10000201000003CE000001FEF4D20556CF33A5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Lab Report</text:p>
          </draw:text-box>
        </draw:frame>
        <draw:frame draw:style-name="gr1" draw:text-style-name="P1" draw:layer="layout" svg:width="27.999cm" svg:height="7.34cm" svg:x="0.001cm" svg:y="8.2cm">
          <draw:image xlink:href="Pictures/10000201000004E3000001489D55B06400870689.png" xlink:type="simple" xlink:show="embed" xlink:actuate="onLoad">
            <text:p/>
          </draw:image>
        </draw:frame>
        <draw:frame draw:style-name="gr1" draw:text-style-name="P1" draw:layer="layout" svg:width="16.694cm" svg:height="6.243cm" svg:x="11.106cm" svg:y="3.557cm">
          <draw:image xlink:href="Pictures/1000020100000277000000EC28D2A419A6ED9E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21:31:48.411265810</meta:creation-date>
    <meta:editing-duration>PT26M52S</meta:editing-duration>
    <meta:editing-cycles>3</meta:editing-cycles>
    <meta:generator>LibreOffice/6.0.6.2$Linux_X86_64 LibreOffice_project/00m0$Build-2</meta:generator>
    <dc:title>Bright Blue</dc:title>
    <dc:date>2018-12-08T21:58:41.198735441</dc:date>
    <meta:document-statistic meta:object-count="37"/>
  </office:meta>
</office:document-meta>
</file>